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officeooo:paragraph-rsid="0024ab4d"/>
    </style:style>
    <style:style style:name="P12" style:family="paragraph" style:parent-style-name="Standard">
      <style:text-properties officeooo:paragraph-rsid="00266943"/>
    </style:style>
    <style:style style:name="P13" style:family="paragraph" style:parent-style-name="Standard">
      <style:text-properties officeooo:paragraph-rsid="0031f45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7923b"/>
    </style:style>
    <style:style style:name="T10" style:family="text">
      <style:text-properties fo:language="en" fo:country="US" officeooo:rsid="00385ecd"/>
    </style:style>
    <style:style style:name="T11" style:family="text">
      <style:text-properties fo:language="en" fo:country="US" officeooo:rsid="003a93a4"/>
    </style:style>
    <style:style style:name="T12" style:family="text">
      <style:text-properties fo:language="en" fo:country="US" officeooo:rsid="003d1159"/>
    </style:style>
    <style:style style:name="T13" style:family="text">
      <style:text-properties fo:language="en" fo:country="US" officeooo:rsid="004148aa"/>
    </style:style>
    <style:style style:name="T14" style:family="text">
      <style:text-properties fo:language="en" fo:country="US" officeooo:rsid="0042a0c3"/>
    </style:style>
    <style:style style:name="T15" style:family="text">
      <style:text-properties fo:language="en" fo:country="US" officeooo:rsid="0044da5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0"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0" loext:marker-style-name="T2"/>
      <text:p text:style-name="P10" loext:marker-style-name="T2"/>
      <text:p text:style-name="P10" loext:marker-style-name="T2"/>
      <text:p text:style-name="P10" loext:marker-style-name="T2"/>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1"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1"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2">ng new &lt;Project-name&gt;</text:p>
        </text:list-item>
      </text:list>
      <text:p text:style-name="P10" loext:marker-style-name="T2"/>
      <text:h text:style-name="P7" text:outline-level="1" loext:marker-style-name="T1"><text:bookmark-start text:name="__RefHeading___Toc2417_998993402"/><text:span text:style-name="T1">Section 6 Angular Components</text:span><text:bookmark-end text:name="__RefHeading___Toc2417_998993402"/></text:h>
      <text:p text:style-name="P12"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2" loext:marker-style-name="T2"><text:span text:style-name="T2">We can use the selectors of every component into the html of every component. So we can call different components inside of the html of another component.</text:span></text:p>
      <text:p text:style-name="P12" loext:marker-style-name="T2"><text:span text:style-name="T2">In order to generate an Angular component using the Angular CLI we have to use the following command "ng g c &lt;component-name&gt;". The files component.spec.ts are responsible for unit testing.</text:span></text:p>
      <text:p text:style-name="P12" loext:marker-style-name="T2"><text:span text:style-name="T2">NgOnInit = the NgOnInit is going to run when the current component is fully loaded in the browser. OnInit is a template.</text:span></text:p>
      <text:p text:style-name="P12" loext:marker-style-name="T2"><text:span text:style-name="T2">Data binding = {{title}}</text:span></text:p>
      <text:p text:style-name="P12" loext:marker-style-name="T2"><text:span text:style-name="T2">Share data between components = </text:span></text:p>
      <text:list text:continue-numbering="true" text:style-name="WWNum3">
        <text:list-item>
          <text:p text:style-name="P9" loext:marker-style-name="T2"><text:span text:style-name="T2">Parent to child component via @input decorator</text:span></text:p>
          <text:list>
            <text:list-item>
              <text:p text:style-name="P9" loext:marker-style-name="T2"><text:span text:style-name="T2">Parent: &lt;app-post [fromParent]=’parentMessage’&gt;&lt;/app-post&gt;</text:span></text:p>
            </text:list-item>
            <text:list-item>
              <text:p text:style-name="P9" loext:marker-style-name="T2"><text:span text:style-name="T2">Child: @Input() fromParent:string;</text:span></text:p>
            </text:list-item>
          </text:list>
        </text:list-item>
        <text:list-item>
          <text:p text:style-name="P9" loext:marker-style-name="T2"><text:span text:style-name="T2">Child to parent component via @output decorator or @output decorator and event emitter</text:span></text:p>
          <text:list>
            <text:list-item>
              <text:p text:style-name="P9" loext:marker-style-name="T2"><text:span text:style-name="T2">Parent: @ViewChild(PostComponent) childComp; ngAfterViewInit() { … }</text:span></text:p>
            </text:list-item>
          </text:list>
        </text:list-item>
        <text:list-item>
          <text:p text:style-name="P9" loext:marker-style-name="T2"><text:span text:style-name="T2">Child to parent when there is Event using the @output decorator and event emitter</text:span></text:p>
          <text:list>
            <text:list-item>
              <text:p text:style-name="P9" loext:marker-style-name="T2"><text:span text:style-name="T2">Child: &lt;button (click)=’sendMessage()’&gt; Click&lt;/button&gt;, @Outpu() messageEvent=new EventEmitter&lt;string&gt;(); sendMessage(){ this.messageEvent.emit(this.outputChildMessage); }</text:span></text:p>
            </text:list-item>
            <text:list-item>
              <text:p text:style-name="P9" loext:marker-style-name="T2"><text:span text:style-name="T2">Parent: &lt;app-post (messageEvent)=’receiveMessage($event)’, receiveMessage($event) { this.fromChildOutput=$event; }, &lt;p&gt;{{ fromChildOutput }}</text:span></text:p>
            </text:list-item>
          </text:list>
        </text:list-item>
      </text:list>
      <text:p text:style-name="P12" loext:marker-style-name="T2"><text:soft-page-break/>Share data from the child components to parent component -&gt; @ViewChild, @Output or Emitter.</text:p>
      <text:p text:style-name="P12"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3"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0"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0"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0"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0"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0"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0"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0"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0" loext:marker-style-name="T2"/>
      <text:h text:style-name="Heading_20_1" text:outline-level="1" loext:marker-style-name="T1"><text:bookmark-start text:name="__RefHeading___Toc2431_998993402"/><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text:span><text:span text:style-name="T9">In the file app.module.ts under imports router module in the path of our selection we are initializing a path with many parameters like { path: ‘post/:id/:title’, </text:span><text:span text:style-name="T10">component: SinglePostComponent</text:span><text:span text:style-name="T9"> }, </text:span><text:span text:style-name="T11">this.route.paramMap.subscribe(value =&gt; { let id=value.get(‘id’) const title = value.get(‘title’) console.log(id) console.log(title) })</text:span></text:p>
      <text:p text:style-name="Standard" loext:marker-style-name="T2"><text:span text:style-name="T2">Query Parameters = </text:span><text:span text:style-name="T12">[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3">how can I navigate programmatically (through TypeScript)? First use an event function like (click) = “…”, </text:span><text:span text:style-name="T14">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5">four not four are the wild card routers in angular they are the pages where they show that the given path cannot be found!</text:span></text:p>
      <text:p text:style-name="P10"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oft-page-break/><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0"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0" loext:marker-style-name="T2"/>
      <text:p text:style-name="P10"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2"/>
      <text:p text:style-name="P10"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0" loext:marker-style-name="T2"/>
      <text:p text:style-name="P10"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0" loext:marker-style-name="T2"/>
      <text:p text:style-name="Standard"/>
      <text:h text:style-name="Heading_20_1" text:outline-level="1" loext:marker-style-name="T1"><text:bookmark-start text:name="__RefHeading___Toc2445_998993402"/><text:soft-page-break/><text:span text:style-name="T1">Section 20 Authentication &amp; Authorization</text:span><text:bookmark-end text:name="__RefHeading___Toc2445_998993402"/><text:span text:style-name="T1"/></text:h>
      <text:p text:style-name="P10"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2"/>
      <text:p text:style-name="P10"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95</meta:editing-cycles>
    <meta:creation-date>2023-09-08T10:39:00</meta:creation-date>
    <dc:date>2023-12-27T20:32:25.766000000</dc:date>
    <meta:editing-duration>PT8H51M6S</meta:editing-duration>
    <meta:generator>LibreOffice/7.6.3.2$Windows_X86_64 LibreOffice_project/29d686fea9f6705b262d369fede658f824154cc0</meta:generator>
    <meta:document-statistic meta:table-count="0" meta:image-count="0" meta:object-count="0" meta:page-count="13" meta:paragraph-count="250" meta:word-count="2708" meta:character-count="18493" meta:non-whitespace-character-count="15686"/>
    <meta:user-defined meta:name="AppVersion">16.0000</meta:user-defined>
    <meta:template xlink:type="simple" xlink:actuate="onRequest" xlink:title="Normal.dotm" xlink:href=""/>
  </office:meta>
</office:document-meta>
</file>